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a33b6" officeooo:paragraph-rsid="001c141f"/>
    </style:style>
    <style:style style:name="P2" style:family="paragraph" style:parent-style-name="Text_20_body">
      <style:text-properties fo:font-weight="normal" officeooo:rsid="001c141f" officeooo:paragraph-rsid="001c141f" style:font-weight-asian="normal" style:font-weight-complex="normal"/>
    </style:style>
    <style:style style:name="P3" style:family="paragraph" style:parent-style-name="Text_20_body">
      <style:text-properties fo:font-weight="normal" officeooo:rsid="001da5ce" officeooo:paragraph-rsid="001c141f" style:font-weight-asian="normal" style:font-weight-complex="normal"/>
    </style:style>
    <style:style style:name="P4" style:family="paragraph" style:parent-style-name="Text_20_body">
      <style:text-properties fo:font-weight="normal" officeooo:rsid="001da5ce" officeooo:paragraph-rsid="001da5ce" style:font-weight-asian="normal" style:font-weight-complex="normal"/>
    </style:style>
    <style:style style:name="P5" style:family="paragraph" style:parent-style-name="Text_20_body">
      <style:text-properties officeooo:rsid="001c141f" officeooo:paragraph-rsid="001c141f"/>
    </style:style>
    <style:style style:name="P6" style:family="paragraph" style:parent-style-name="Text_20_body">
      <style:text-properties fo:font-weight="bold" officeooo:rsid="001c141f" officeooo:paragraph-rsid="001c141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84ac1" officeooo:paragraph-rsid="00184ac1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184ac1" officeooo:paragraph-rsid="00184a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19883c" officeooo:paragraph-rsid="0019883c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1f6a44" officeooo:paragraph-rsid="001f6a44"/>
    </style:style>
    <style:style style:name="P11" style:family="paragraph" style:parent-style-name="Table_20_Contents">
      <style:paragraph-properties fo:text-align="center" style:justify-single-word="false"/>
      <style:text-properties officeooo:rsid="001fceef" officeooo:paragraph-rsid="001fceef"/>
    </style:style>
    <style:style style:name="P12" style:family="paragraph" style:parent-style-name="Table_20_Contents">
      <style:paragraph-properties fo:text-align="center" style:justify-single-word="false"/>
      <style:text-properties officeooo:rsid="001f6a44" officeooo:paragraph-rsid="001f6a44" fo:background-color="#ffff00"/>
    </style:style>
    <style:style style:name="P13" style:family="paragraph" style:parent-style-name="Table_20_Contents">
      <style:paragraph-properties fo:text-align="center" style:justify-single-word="false"/>
      <style:text-properties officeooo:rsid="001f6a44" officeooo:paragraph-rsid="001f6a44" fo:background-color="#33ff99"/>
    </style:style>
    <style:style style:name="P14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/>
      <style:text-properties officeooo:rsid="001fceef" officeooo:paragraph-rsid="001fceef"/>
    </style:style>
    <style:style style:name="P15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>
        <style:tab-stops>
          <style:tab-stop style:position="0.5035in"/>
        </style:tab-stops>
      </style:paragraph-properties>
      <style:text-properties officeooo:rsid="001fceef" officeooo:paragraph-rsid="001fceef"/>
    </style:style>
    <style:style style:name="P16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/>
      <style:text-properties officeooo:rsid="001f6a44" officeooo:paragraph-rsid="001f6a44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weight="bold" officeooo:rsid="00184ac1" officeooo:paragraph-rsid="00184ac1" style:font-weight-asian="bold" style:font-weight-complex="bold"/>
    </style:style>
    <style:style style:name="P18" style:family="paragraph" style:parent-style-name="Text_20_body">
      <style:text-properties fo:font-weight="bold" officeooo:rsid="001a33b6" officeooo:paragraph-rsid="001c141f" style:font-weight-asian="bold" style:font-weight-complex="bold"/>
    </style:style>
    <style:style style:name="P19" style:family="paragraph" style:parent-style-name="Text_20_body">
      <style:text-properties fo:font-weight="bold" officeooo:rsid="002131e7" officeooo:paragraph-rsid="002131e7" style:font-weight-asian="bold" style:font-weight-complex="bold"/>
    </style:style>
    <style:style style:name="P20" style:family="paragraph" style:parent-style-name="Text_20_body">
      <style:text-properties fo:font-style="normal" fo:font-weight="normal" officeooo:rsid="001da5ce" officeooo:paragraph-rsid="001da5ce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bold" officeooo:rsid="001da5ce" officeooo:paragraph-rsid="001da5c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weight="normal" officeooo:rsid="002131e7" officeooo:paragraph-rsid="002131e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fceef" fo:background-color="#ffff00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00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33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ределенный артикль (articulo determinado)</text:h>
      <text:p text:style-name="P7">Определенный артикль употребляется также перед существительным, обозначающим общее значение, например:</text:p>
      <text:p text:style-name="P7">- <text:span text:style-name="T1">La mesa es un mueble.</text:span></text:p>
      <text:p text:style-name="P17"/>
      <text:h text:style-name="Heading_20_1" text:outline-level="1">Имя прилагательное (el adjetivo)</text:h>
      <text:p text:style-name="P8">Прилагательные женского рода образуются от прилагательных мужского рода следующим образом:</text:p>
      <text:p text:style-name="P8">- Прилагательные мужского рода с окончание на -о, в форме женского рода принимают окончание -а, например:</text:p>
      <text:p text:style-name="P8">blanc<text:span text:style-name="T1">o</text:span> → blanc<text:span text:style-name="T1">a</text:span></text:p>
      <text:p text:style-name="P8"><text:span text:style-name="T1">- </text:span>Прилагательные м.р., оканчивающиеся на согласную и другие гласные, в форме женского рода остаются без изменений, например:</text:p>
      <text:p text:style-name="P8">gris → gris</text:p>
      <text:p text:style-name="P8">verde → verde</text:p>
      <text:p text:style-name="P8"/>
      <text:p text:style-name="P9">После безличной формы <text:span text:style-name="T1">hay </text:span>существительные единственного числа употребляются с неопределенным артиклем, а существительные множественного числа — без артикля.</text:p>
      <text:p text:style-name="P9"/>
      <text:h text:style-name="Heading_20_1" text:outline-level="1">Ударение (acento)</text:h>
      <text:p text:style-name="P1">В словах оканчивающихся на согласные, кроме согласных <text:span text:style-name="T1">n, s </text:span><text:span text:style-name="T2">ударение падает на последний слог, напр.: </text:span><text:span text:style-name="T1">azul. </text:span></text:p>
      <text:p text:style-name="P1"><text:span text:style-name="T2">Если в словах, оканчивающихс на </text:span><text:span text:style-name="T1">n, s </text:span><text:span text:style-name="T2">ударение падает на последний слог, то в этом случае ставится знак ударения, напр.: </text:span><text:span text:style-name="T1">habitaci</text:span><text:span text:style-name="T3">ó</text:span><text:span text:style-name="T1">n</text:span></text:p>
      <text:p text:style-name="P18"/>
      <text:h text:style-name="Heading_20_1" text:outline-level="1">Употребление слова hay</text:h>
      <text:p text:style-name="P22">Предложения с безличной формой <text:span text:style-name="T1">hay </text:span>очычно начинаются с обстоятельства места:</text:p>
      <text:p text:style-name="P19">sobre la mesa hay un florero</text:p>
      <text:p text:style-name="P22">Безличная форма глагола <text:span text:style-name="T1">hay </text:span>употребляется как для выражения единственного, так и для множественного числа:</text:p>
      <text:p text:style-name="P19">sobre la mesa hay libros</text:p>
      <text:p text:style-name="P22">После безличной формы <text:span text:style-name="T1">hay </text:span>существительные единственного числа употребляются с <text:span text:style-name="T5">неопределенным </text:span>артиклем, а существительные множественного — без артикля.</text:p>
      <text:h text:style-name="Heading_20_1" text:outline-level="1"><text:soft-page-break/>Опущение артикля</text:h>
      <text:p text:style-name="P5">Служебное слово, называемое артиклем, не всегда употребляется перед существительным.</text:p>
      <text:p text:style-name="P5">Опущение артикля происходит в следующих случаях:</text:p>
      <text:p text:style-name="P5">1. Если перед существительным стоит количественное числительное:</text:p>
      <text:p text:style-name="P6"><text:tab/>Sobre la mesa hay cinco libros.</text:p>
      <text:p text:style-name="P5">2. Если существительное означает только какую-либо часть чкго-нибудь:</text:p>
      <text:p text:style-name="P6"><text:tab/>En el tintero hay tinta azul.</text:p>
      <text:p text:style-name="P2"/>
      <text:p text:style-name="P3"/>
      <text:p text:style-name="P4">В обороте <text:span text:style-name="T1">en casa </text:span><text:span text:style-name="T5">дома, </text:span><text:span text:style-name="T6">означающим место проживания, перед существительным </text:span><text:span text:style-name="T7">casa </text:span><text:span text:style-name="T6">определенный артикль опускается.</text:span></text:p>
      <text:p text:style-name="P20">Перед существительным , обозначающим профессию и выступающим в предложении в качестве именной части составного сказуемого, артикль опускается.</text:p>
      <text:p text:style-name="P21"><text:tab/>Lopez es ingeniero.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Preterito imperfecto</text:p>
          </table:table-cell>
          <table:table-cell table:style-name="Table1.B1" office:value-type="string">
            <text:p text:style-name="P13">Indefinido</text:p>
          </table:table-cell>
        </table:table-row>
        <table:table-row>
          <table:table-cell table:style-name="Table1.A2" table:number-columns-spanned="2" office:value-type="string">
            <text:p text:style-name="P10">1. Conjugacion</text:p>
          </table:table-cell>
          <table:covered-table-cell/>
        </table:table-row>
        <table:table-row>
          <table:table-cell table:style-name="Table1.A3" office:value-type="string">
            <text:p text:style-name="P16">1. habl <text:span text:style-name="T9">-</text:span><text:span text:style-name="T8">aba</text:span></text:p>
          </table:table-cell>
          <table:table-cell table:style-name="Table1.A2" office:value-type="string">
            <text:p text:style-name="P15">1. habl <text:span text:style-name="T10">-e</text:span></text:p>
          </table:table-cell>
        </table:table-row>
        <table:table-row>
          <table:table-cell table:style-name="Table1.A3" office:value-type="string">
            <text:p text:style-name="P16">2. habl <text:span text:style-name="T9">-abas</text:span></text:p>
          </table:table-cell>
          <table:table-cell table:style-name="Table1.A2" office:value-type="string">
            <text:p text:style-name="P15">2. habl <text:span text:style-name="T10">-aste</text:span></text:p>
          </table:table-cell>
        </table:table-row>
        <table:table-row>
          <table:table-cell table:style-name="Table1.A3" office:value-type="string">
            <text:p text:style-name="P16">3. habl <text:span text:style-name="T9">-aba</text:span></text:p>
          </table:table-cell>
          <table:table-cell table:style-name="Table1.A2" office:value-type="string">
            <text:p text:style-name="P15">3. habl <text:span text:style-name="T10">-o</text:span></text:p>
          </table:table-cell>
        </table:table-row>
        <table:table-row>
          <table:table-cell table:style-name="Table1.A3" office:value-type="string">
            <text:p text:style-name="P16">4. habl <text:span text:style-name="T9">-</text:span><text:span text:style-name="T4">á</text:span><text:span text:style-name="T9">bamos</text:span></text:p>
          </table:table-cell>
          <table:table-cell table:style-name="Table1.A2" office:value-type="string">
            <text:p text:style-name="P15">4. habl <text:span text:style-name="T10">-amos</text:span></text:p>
          </table:table-cell>
        </table:table-row>
        <table:table-row>
          <table:table-cell table:style-name="Table1.A3" office:value-type="string">
            <text:p text:style-name="P14">5. habl <text:span text:style-name="T9">-aba / aban</text:span></text:p>
          </table:table-cell>
          <table:table-cell table:style-name="Table1.A2" office:value-type="string">
            <text:p text:style-name="P14">5. habl <text:span text:style-name="T10">-o / -aron</text:span></text:p>
          </table:table-cell>
        </table:table-row>
        <table:table-row>
          <table:table-cell table:style-name="Table1.A3" office:value-type="string">
            <text:p text:style-name="P14">6. habl <text:span text:style-name="T9">-aban</text:span></text:p>
          </table:table-cell>
          <table:table-cell table:style-name="Table1.A2" office:value-type="string">
            <text:p text:style-name="P14">6. habl <text:span text:style-name="T10">-aron</text:span></text:p>
          </table:table-cell>
        </table:table-row>
        <table:table-row>
          <table:table-cell table:style-name="Table1.A2" table:number-columns-spanned="2" office:value-type="string">
            <text:p text:style-name="P11">2 y 3 Conjugacion</text:p>
          </table:table-cell>
          <table:covered-table-cell/>
        </table:table-row>
        <table:table-row>
          <table:table-cell table:style-name="Table1.A3" office:value-type="string">
            <text:p text:style-name="P14">1. com <text:span text:style-name="T9">-ía</text:span></text:p>
          </table:table-cell>
          <table:table-cell table:style-name="Table1.A2" office:value-type="string">
            <text:p text:style-name="P14">1. com <text:span text:style-name="T10">-í</text:span></text:p>
          </table:table-cell>
        </table:table-row>
        <table:table-row>
          <table:table-cell table:style-name="Table1.A3" office:value-type="string">
            <text:p text:style-name="P14">2. com <text:span text:style-name="T9">-ías</text:span></text:p>
          </table:table-cell>
          <table:table-cell table:style-name="Table1.A2" office:value-type="string">
            <text:p text:style-name="P14">2. com <text:span text:style-name="T10">-íste</text:span></text:p>
          </table:table-cell>
        </table:table-row>
        <table:table-row>
          <table:table-cell table:style-name="Table1.A3" office:value-type="string">
            <text:p text:style-name="P14">3. com <text:span text:style-name="T9">-ía</text:span></text:p>
          </table:table-cell>
          <table:table-cell table:style-name="Table1.A2" office:value-type="string">
            <text:p text:style-name="P14">3. com <text:span text:style-name="T10">-ío</text:span></text:p>
          </table:table-cell>
        </table:table-row>
        <table:table-row>
          <table:table-cell table:style-name="Table1.A3" office:value-type="string">
            <text:p text:style-name="P14">4. com <text:span text:style-name="T9">-íamos</text:span></text:p>
          </table:table-cell>
          <table:table-cell table:style-name="Table1.A2" office:value-type="string">
            <text:p text:style-name="P14">4. com <text:span text:style-name="T10">-ímos</text:span></text:p>
          </table:table-cell>
        </table:table-row>
        <table:table-row>
          <table:table-cell table:style-name="Table1.A3" office:value-type="string">
            <text:p text:style-name="P14">5. com <text:span text:style-name="T9">-ía / -ían</text:span></text:p>
          </table:table-cell>
          <table:table-cell table:style-name="Table1.A2" office:value-type="string">
            <text:p text:style-name="P14">5. com <text:span text:style-name="T10">-ío / iéron</text:span></text:p>
          </table:table-cell>
        </table:table-row>
        <table:table-row>
          <table:table-cell table:style-name="Table1.A3" office:value-type="string">
            <text:p text:style-name="P14">6. com <text:span text:style-name="T9">-ían</text:span></text:p>
          </table:table-cell>
          <table:table-cell table:style-name="Table1.A2" office:value-type="string">
            <text:p text:style-name="P14">6. com <text:span text:style-name="T10">-íeron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5:12:35.460579349</meta:creation-date>
    <meta:generator>LibreOffice/5.1.6.2$Linux_X86_64 LibreOffice_project/10m0$Build-2</meta:generator>
    <dc:date>2017-10-14T19:37:58.767141765</dc:date>
    <meta:editing-duration>PT56M36S</meta:editing-duration>
    <meta:editing-cycles>4</meta:editing-cycles>
    <meta:document-statistic meta:table-count="1" meta:image-count="0" meta:object-count="0" meta:page-count="2" meta:paragraph-count="58" meta:word-count="353" meta:character-count="2359" meta:non-whitespace-character-count="2058"/>
  </office:meta>
</office:document-meta>
</file>